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166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4.75cm" fo:min-width="3.579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369cm" fo:min-width="0.454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712cm" fo:min-width="1.306cm" fo:padding-top="0cm" fo:padding-bottom="0cm" fo:padding-left="0cm" fo:padding-right="0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75cm" fo:min-width="1.8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7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.933cm"/>
    </style:style>
    <style:style style:name="gr10" style:family="graphic" style:parent-style-name="objectwithoutfill">
      <style:graphic-properties draw:stroke="dash" draw:stroke-dash="Ultrafine_20_Dashed"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tyle="italic" style:font-style-asian="italic" style:font-style-complex="italic"/>
    </style:style>
    <style:style style:name="P3" style:family="paragraph">
      <style:paragraph-properties fo:text-align="center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33% 58%" style:font-name="Times New Roman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466cm" svg:height="0.466cm" svg:x="0.1cm" svg:y="0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079cm" svg:height="5cm" svg:x="6.721cm" svg:y="0.1cm">
          <draw:glue-point draw:id="4" svg:x="-5.003cm" svg:y="-3cm"/>
          <draw:glue-point draw:id="5" svg:x="-5.003cm" svg:y="3cm"/>
          <text:p text:style-name="P1">Performance</text:p>
          <text:p text:style-name="P1">assessment</text:p>
          <text:p text:style-name="P1">metric</text:p>
          <text:p text:style-name="P1">calculation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3" draw:text-style-name="P1" draw:layer="layout" svg:width="2.006cm" svg:height="2.006cm" draw:transform="rotate (-1.5707963267949) translate (4.7cm 0.089cm)">
            <text:p text:style-name="P1"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1" draw:layer="layout" svg:width="1.306cm" svg:height="0.712cm" svg:x="2.744cm" svg:y="0.736cm">
            <draw:text-box>
              <text:p text:style-name="P1">DUT</text:p>
            </draw:text-box>
          </draw:frame>
        </draw:g>
        <draw:custom-shape draw:style-name="gr5" draw:text-style-name="P1" xml:id="id2" draw:id="id2" draw:layer="layout" svg:width="2.3cm" svg:height="2cm" svg:x="2.679cm" svg:y="3.1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0.566cm" svg:y1="1.092cm" svg:x2="2.679cm" svg:y2="4.1cm" draw:start-shape="id1" draw:start-glue-point="1" draw:end-shape="id2" svg:d="M566 1092h1044v3008h1069" svg:viewBox="0 0 2114 3009">
          <text:p/>
        </draw:connector>
        <draw:connector draw:style-name="gr6" draw:text-style-name="P1" draw:layer="layout" svg:x1="4.979cm" svg:y1="4.1cm" svg:x2="6.721cm" svg:y2="4.1cm" draw:start-shape="id2" draw:end-shape="id3" draw:end-glue-point="5" svg:d="M4979 4100h1742" svg:viewBox="0 0 1743 1">
          <text:p/>
        </draw:connector>
        <draw:connector draw:style-name="gr6" draw:text-style-name="P1" draw:layer="layout" svg:x1="0.566cm" svg:y1="1.092cm" svg:x2="2.694cm" svg:y2="1.092cm" draw:start-shape="id1" draw:start-glue-point="1" draw:end-shape="id4" svg:d="M566 1092h2128" svg:viewBox="0 0 2129 1">
          <text:p/>
        </draw:connector>
        <draw:connector draw:style-name="gr6" draw:text-style-name="P1" draw:layer="layout" draw:type="line" svg:x1="4.7cm" svg:y1="1.092cm" svg:x2="6.721cm" svg:y2="1.1cm" draw:start-shape="id4" draw:start-glue-point="1" draw:end-shape="id3" draw:end-glue-point="4" svg:d="M4700 1092l2021 8" svg:viewBox="0 0 2022 9">
          <text:p/>
        </draw:connector>
        <draw:custom-shape draw:style-name="gr1" draw:text-style-name="P1" xml:id="id5" draw:id="id5" draw:layer="layout" svg:width="0.466cm" svg:height="0.466cm" svg:x="12.034cm" svg:y="2.36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8cm" svg:y1="2.6cm" svg:x2="12.034cm" svg:y2="2.6cm" draw:start-shape="id3" draw:start-glue-point="1" draw:end-shape="id5" draw:end-glue-point="3" svg:d="M10800 2600h1234" svg:viewBox="0 0 1235 1">
          <text:p/>
        </draw:connector>
        <draw:frame draw:style-name="gr7" draw:text-style-name="P2" draw:layer="layout" svg:width="1.526cm" svg:height="0.954cm" svg:x="0cm" svg:y="-0.001cm">
          <draw:text-box>
            <text:p><text:span text:style-name="T1">x(n)</text:span></text:p>
          </draw:text-box>
        </draw:frame>
        <draw:frame draw:style-name="gr8" draw:text-style-name="P2" draw:layer="layout" svg:width="2.289cm" svg:height="1.105cm" svg:x="4.5cm" svg:y="-0.001cm">
          <draw:text-box>
            <text:p><text:span text:style-name="T1">y</text:span><text:span text:style-name="T2">meas</text:span><text:span text:style-name="T1">(n)</text:span></text:p>
          </draw:text-box>
        </draw:frame>
        <draw:frame draw:style-name="gr9" draw:text-style-name="P2" draw:layer="layout" svg:width="2.433cm" svg:height="1.105cm" svg:x="4.501cm" svg:y="2cm">
          <draw:text-box>
            <text:p><text:span text:style-name="T1">y</text:span><text:span text:style-name="T2">model</text:span><text:span text:style-name="T1">(n)</text:span></text:p>
          </draw:text-box>
        </draw:frame>
        <draw:connector draw:style-name="gr10" draw:text-style-name="P3" draw:layer="layout" svg:x1="10.8cm" svg:y1="2.6cm" svg:x2="3.829cm" svg:y2="5.1cm" draw:start-shape="id3" draw:start-glue-point="1" draw:end-shape="id2" svg:d="M10800 2600h524v3025h-7495v-525" svg:viewBox="0 0 7496 30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g-Kien Pham</meta:initial-creator>
    <meta:creation-date>2017-02-21T11:25:39.739610110</meta:creation-date>
    <dc:date>2017-02-21T11:46:15.924487993</dc:date>
    <dc:creator>Dang-Kien Pham</dc:creator>
    <meta:editing-duration>PT18M53S</meta:editing-duration>
    <meta:editing-cycles>8</meta:editing-cycles>
    <meta:generator>LibreOffice/4.3.3.2$Linux_X86_64 LibreOffice_project/430m0$Build-2</meta:generator>
    <meta:document-statistic meta:object-count="16"/>
  </office:meta>
</office:document-meta>
</file>